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909a7"/>
    </style:style>
    <style:style style:name="T1" style:family="text">
      <style:text-properties officeooo:rsid="001909a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GastaFácil - App de Gerenciamento de Gastos</text:span></text:h>
      <text:h text:style-name="P1" text:outline-level="2">Objetivo</text:h>
      <text:p text:style-name="Text_20_body">Controlar gastos com base no salário mensal através de categorias inteligentes e interface simplificada. Ideal para quem nunca controlou finanças.</text:p>
      <text:h text:style-name="P1" text:outline-level="2">Como Funciona</text:h>
      <text:list text:style-name="L1">
        <text:list-item>
          <text:p text:style-name="P2"><text:span text:style-name="Strong_20_Emphasis">Cadastro:</text:span> Usuário insere salário e despesas fixas. App sugere distribuição: 50% necessidades, 30% lazer, 20% poupança </text:p>
        </text:list-item>
        <text:list-item>
          <text:p text:style-name="P2"><text:span text:style-name="Strong_20_Emphasis">Registro:</text:span> Gastos adicionados manual, automaticamente (Open Banking) ou por foto de nota fiscal </text:p>
        </text:list-item>
        <text:list-item>
          <text:p text:style-name="P2"><text:span text:style-name="Strong_20_Emphasis">Acompanhamento:</text:span> Painel visual mostra quanto foi gasto e quanto resta. Alertas quando próximo do limite </text:p>
        </text:list-item>
        <text:list-item>
          <text:p text:style-name="P3"><text:span text:style-name="Strong_20_Emphasis">Relatórios:</text:span> Comparação mensal entre planejado e realizado com sugestões de ajustes </text:p>
        </text:list-item>
      </text:list>
      <text:h text:style-name="P1" text:outline-level="2">Funcionalidades</text:h>
      <text:p text:style-name="Text_20_body">• Orçamento inteligente por categorias<text:line-break/>• Sincronização automática com bancos brasileiros<text:line-break/>• Categorização de gastos por IA<text:line-break/>• Metas financeiras (viagem, emergência, dívidas)<text:line-break/>• Alertas de limite e contas a vencer<text:line-break/>• Gráficos visuais simples<text:line-break/>• Controle de parcelamentos<text:line-break/>• Modo família compartilhado</text:p>
      <text:h text:style-name="P1" text:outline-level="2">Benefícios</text:h>
      <text:p text:style-name="Text_20_body">• <text:span text:style-name="Strong_20_Emphasis">Controle total:</text:span> sabe para onde vai cada centavo<text:line-break/>• <text:span text:style-name="Strong_20_Emphasis">Economia:</text:span> reduz gastos desnecessários em até 30%<text:line-break/>• <text:span text:style-name="Strong_20_Emphasis">Praticidade:</text:span> configuração em 5 minutos<text:line-break/>• <text:span text:style-name="Strong_20_Emphasis">Sem surpresas:</text:span> alertas evitam estourar orçamento<text:line-break/>• <text:span text:style-name="Strong_20_Emphasis">Realiza sonhos:</text:span> planos concretos para objetivos</text:p>
      <text:h text:style-name="P1" text:outline-level="2">Segurança</text:h>
      <text:p text:style-name="Text_20_body">Criptografia de ponta a ponta, autenticação biométrica, Open Banking regulamentado pelo Banco Central, conformidade com LGPD.</text:p>
      <text:h text:style-name="P1" text:outline-level="2">Diferenciais</text:h>
      <text:p text:style-name="Text_20_body">Interface extremamente simples, foco em quem recebe salário mensalmente, 100% adaptado ao Brasil, gamificação motivadora.</text:p>
      <text:h text:style-name="P1" text:outline-level="2"><text:soft-page-break/>Versões</text:h>
      <text:p text:style-name="Text_20_body"><text:span text:style-name="Strong_20_Emphasis">Gratuita:</text:span> Registro manual, orçamento básico, 3 metas<text:line-break/><text:span text:style-name="Strong_20_Emphasis">Premium (R$ 9,90/mês):</text:span> Sincronização ilimitada, metas ilimitadas, relatórios avançados, modo família, sem anúncios</text:p>
      <text:h text:style-name="P1" text:outline-level="2">Resumo</text:h>
      <text:p text:style-name="Text_20_body">GastaFácil é o app mais simples para controlar o salário, economizar e realizar objetivos financeiros sem complicação.</text:p>
      <text:p text:style-name="Text_20_body"><text:span text:style-name="Strong_20_Emphasis"/></text:p>
      <text:p text:style-name="Text_20_body"><text:span text:style-name="Strong_20_Emphasis"/></text:p>
      <text:p text:style-name="P4"><text:span text:style-name="Strong_20_Emphasis"><text:span text:style-name="T1">Grupo 7: Emerson Alves, Roger Ray, João Augusto, Luiz Zimmer, Felipe Simões, José Biaso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9:48:38.374820800</meta:creation-date>
    <dc:date>2025-10-07T10:39:00.553655200</dc:date>
    <meta:editing-duration>PT23M2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1" meta:word-count="257" meta:character-count="1831" meta:non-whitespace-character-count="1595"/>
  </office:meta>
</office:document-meta>
</file>